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utilization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POST-SYNTHESYS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AC701 Evaluation Platform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Tot_bits</text:p>
          </table:table-cell>
          <table:table-cell office:value-type="string" calcext:value-type="string">
            <text:p>Bits_per_word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figuration: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008 (4%)</text:p>
          </table:table-cell>
          <table:table-cell table:style-name="ce2" office:value-type="string" calcext:value-type="string">
            <text:p>4371 (1%)</text:p>
          </table:table-cell>
          <table:table-cell table:style-name="ce3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64(22%)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8" calcext:value-type="float">
            <text:p>648</text:p>
          </table:table-cell>
          <table:table-cell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2(2%)</text:p>
          </table:table-cell>
          <table:table-cell office:value-type="float" office:value="3806" calcext:value-type="float">
            <text:p>3806</text:p>
          </table:table-cell>
          <table:table-cell table:number-columns-repeated="2"/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lementa, ma il path piu lungo è 13 ns</text:p>
          </table:table-cell>
        </table:table-row>
        <table:table-row table:style-name="ro2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POST-IMPLEMENT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AC701 Evaluation Platform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Configuration:</text:p>
          </table:table-cell>
          <table:table-cell/>
          <table:table-cell office:value-type="string" calcext:value-type="string">
            <text:p>Tot_bits</text:p>
          </table:table-cell>
          <table:table-cell office:value-type="string" calcext:value-type="string">
            <text:p>Bits_per_word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non implementa causa I/O counts</text:p>
          </table:table-cell>
        </table:table-row>
        <table:table-row table:style-name="ro2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31(2%)</text:p>
          </table:table-cell>
          <table:table-cell office:value-type="float" office:value="3917" calcext:value-type="float">
            <text:p>3917</text:p>
          </table:table-cell>
          <table:table-cell table:number-columns-repeated="2"/>
          <table:table-cell office:value-type="string" calcext:value-type="string">
            <text:p>42(6%)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lementa, ma il path piu lungo è 13 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7T21:53:43.481444622</dc:date>
    <meta:editing-duration>PT20M9S</meta:editing-duration>
    <meta:editing-cycles>4</meta:editing-cycles>
    <meta:generator>LibreOffice/7.1.7.2$Linux_X86_64 LibreOffice_project/10$Build-2</meta:generator>
    <meta:document-statistic meta:table-count="1" meta:cell-count="61" meta:object-count="0"/>
  </office:meta>
</office:document-meta>
</file>